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fafa" draw:textarea-horizontal-align="justify" draw:textarea-vertical-align="middle" draw:auto-grow-height="false" fo:min-height="7cm" fo:min-width="13.75cm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1.5cm" fo:min-width="4.75cm"/>
      <style:paragraph-properties style:writing-mode="lr-tb"/>
    </style:style>
    <style:style style:name="gr3" style:family="graphic" style:parent-style-name="standard">
      <style:graphic-properties draw:fill-color="#fafafa" draw:textarea-horizontal-align="justify" draw:textarea-vertical-align="middle" draw:auto-grow-height="false" fo:min-height="27.4cm" fo:min-width="18.5cm"/>
      <style:paragraph-properties style:writing-mode="lr-tb"/>
    </style:style>
    <style:style style:name="P1" style:family="paragraph">
      <loext:graphic-properties draw:fill-color="#fafafa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25cm" svg:height="7.2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1.75cm" svg:x="3.25cm" svg:y="2.5cm">
          <text:p text:style-name="P2"><text:span text:style-name="T1">CARRER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1.75cm" svg:x="3.25cm" svg:y="4.5cm">
          <text:p text:style-name="P2"><text:span text:style-name="T1">AÑ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1.75cm" svg:x="3.25cm" svg:y="6.5cm">
          <text:p text:style-name="P2"><text:span text:style-name="T1">PERIOD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1.75cm" svg:x="10.5cm" svg:y="2.5cm">
          <text:p text:style-name="P2"><text:span text:style-name="T1">DESCARGA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1.75cm" svg:x="10.5cm" svg:y="6.5cm">
          <text:p text:style-name="P2"><text:span text:style-name="T1">NUEV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5cm" svg:height="1.75cm" svg:x="10.5cm" svg:y="4.5cm">
          <text:p text:style-name="P2"><text:span text:style-name="T1">NOTA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3" draw:text-style-name="P1" draw:layer="layout" svg:width="19cm" svg:height="27.65cm" svg:x="1cm" svg:y="1.05cm">
          <text:p text:style-name="P2"><text:span text:style-name="T1">Consultar </text:span><text:span text:style-name="T1">estados de </text:span><text:span text:style-name="T1">informe:</text:span><text:span text:style-name="T1"><text:line-break/></text:span><text:span text:style-name="T1">Nulo – El </text:span><text:span text:style-name="T1">informe no ha </text:span><text:span text:style-name="T1">sido inicializado</text:span></text:p>
          <text:p text:style-name="P2"><text:span text:style-name="T1"><text:s/></text:span><text:span text:style-name="T1">Pendiente – </text:span><text:span text:style-name="T1">Informe web </text:span><text:span text:style-name="T1">creado pero no </text:span><text:span text:style-name="T1">finalizado</text:span></text:p>
          <text:p text:style-name="P2"><text:span text:style-name="T1">Elaborado – </text:span><text:span text:style-name="T1">PDF firmado por </text:span><text:span text:style-name="T1">editor</text:span></text:p>
          <text:p text:style-name="P2"><text:span text:style-name="T1">Revisado – PDF </text:span><text:span text:style-name="T1">Firmado por </text:span><text:span text:style-name="T1">Revisor</text:span></text:p>
          <text:p text:style-name="P2"><text:span text:style-name="T1">Aprobado – PDF </text:span><text:span text:style-name="T1">firmado por </text:span><text:span text:style-name="T1">Aprobador</text:span></text:p>
          <text:p text:style-name="P2"><text:span text:style-name="T1"><text:s/></text:span></text:p>
          <text:p text:style-name="P2"><text:span text:style-name="T1"><text:s/></text:span><text:span text:style-name="T2">Nulo</text:span></text:p>
          <text:p text:style-name="P2"><text:span text:style-name="T1">Mostrar mensaje </text:span><text:span text:style-name="T1">informe no </text:span><text:span text:style-name="T1">iniciado</text:span></text:p>
          <text:p text:style-name="P2"><text:span text:style-name="T1">Botón de cargar </text:span><text:span text:style-name="T1">datos </text:span></text:p>
          <text:p text:style-name="P2"><text:span text:style-name="T1">Botón de </text:span><text:span text:style-name="T1">Analizar/Continu</text:span><text:span text:style-name="T1">ar</text:span></text:p>
          <text:p text:style-name="P2"><text:span text:style-name="T1">Esto debe </text:span><text:span text:style-name="T1">devolver el </text:span><text:span text:style-name="T1">informe web con </text:span><text:span text:style-name="T1">los botones</text:span></text:p>
          <text:p text:style-name="P2"><text:span text:style-name="T1">Guardar </text:span></text:p>
          <text:p text:style-name="P2"><text:span text:style-name="T1">Firmar</text:span></text:p>
          <text:p text:style-name="P2"><text:span text:style-name="T1"/></text:p>
          <text:p text:style-name="P2"><text:span text:style-name="T2">Pendiente</text:span></text:p>
          <text:p text:style-name="P3"><text:span text:style-name="T1">Esto debe </text:span><text:span text:style-name="T1">devolver el </text:span><text:span text:style-name="T1">informe web </text:span><text:span text:style-name="T1">guardado con </text:span><text:span text:style-name="T1">los botones</text:span></text:p>
          <text:p text:style-name="P3"><text:span text:style-name="T1">Guardar </text:span></text:p>
          <text:p text:style-name="P3"><text:span text:style-name="T1">Firmar – Cuando </text:span><text:span text:style-name="T1">se firma se </text:span><text:span text:style-name="T1">envía al revisor</text:span></text:p>
          <text:p text:style-name="P3"><text:span text:style-name="T1"/></text:p>
          <text:p text:style-name="P3"><text:span text:style-name="T2">Elaborado</text:span></text:p>
          <text:p text:style-name="P3"><text:span text:style-name="T3">Debe devolver la </text:span><text:span text:style-name="T3">vista del PDF </text:span><text:span text:style-name="T3">firmado por el </text:span><text:span text:style-name="T3">editor con</text:span></text:p>
          <text:p text:style-name="P3"><text:span text:style-name="T3">el estado de </text:span><text:span text:style-name="T3">revisión </text:span><text:span text:style-name="T3">pendiente o </text:span><text:span text:style-name="T3">rechazado </text:span><text:span text:style-name="T3">indicando los </text:span><text:span text:style-name="T3">motivos</text:span></text:p>
          <text:p text:style-name="P3"><text:span text:style-name="T3">en el segundo </text:span><text:span text:style-name="T3">caso.</text:span></text:p>
          <text:p text:style-name="P3"><text:span text:style-name="T3">Habilitar botones </text:span><text:span text:style-name="T3">de editar anular</text:span></text:p>
          <text:p text:style-name="P3"><text:span text:style-name="T3"/></text:p>
          <text:p text:style-name="P3"><text:span text:style-name="T3"/></text:p>
          <text:p text:style-name="P3"><text:span text:style-name="T2">Revisado</text:span></text:p>
          <text:p text:style-name="P3"><text:span text:style-name="T3">Debe devolver la </text:span><text:span text:style-name="T3">vista del PDF </text:span><text:span text:style-name="T3">firmado por el </text:span><text:span text:style-name="T3">revisor con</text:span></text:p>
          <text:p text:style-name="P3"><text:span text:style-name="T3">el estado de </text:span><text:span text:style-name="T3">aprobación</text:span><text:span text:style-name="T3"> </text:span><text:span text:style-name="T3">pendiente o </text:span><text:span text:style-name="T3">rechazado </text:span><text:span text:style-name="T3">indicando los </text:span></text:p>
          <text:p text:style-name="P3"><text:span text:style-name="T3">motivos en el </text:span><text:span text:style-name="T3">segundo caso.</text:span></text:p>
          <text:p text:style-name="P3"><text:span text:style-name="T3">Habilitar botones </text:span><text:span text:style-name="T3">de editar anular.</text:span></text:p>
          <text:p text:style-name="P3"><text:span text:style-name="T3"/></text:p>
          <text:p text:style-name="P3"><text:span text:style-name="T2">Aprobado</text:span></text:p>
          <text:p text:style-name="P3"><text:span text:style-name="T3">Debe devolver la </text:span><text:span text:style-name="T3">vista del PDF </text:span><text:span text:style-name="T3">firmado por el </text:span><text:span text:style-name="T3">aprobador</text:span></text:p>
          <text:p text:style-name="P3"><text:span text:style-name="T3">Habilitar botón </text:span><text:span text:style-name="T3">anular. Solo </text:span><text:span text:style-name="T3">aprobador puede </text:span><text:span text:style-name="T3">anular</text:span></text:p>
          <text:p text:style-name="P3"><text:span text:style-name="T3"/></text:p>
          <text:p text:style-name="P3"><text:span text:style-name="T3">Anular elimina el </text:span><text:span text:style-name="T3">PDF pero no el </text:span><text:span text:style-name="T3">web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1:52.052628281</meta:creation-date>
    <meta:generator>LibreOffice/7.1.8.1$Linux_X86_64 LibreOffice_project/10$Build-1</meta:generator>
    <dc:date>2024-12-31T10:05:36.915768838</dc:date>
    <meta:editing-duration>PT53M7S</meta:editing-duration>
    <meta:editing-cycles>2</meta:editing-cycles>
    <meta:document-statistic meta:object-count="8"/>
  </office:meta>
</office:document-meta>
</file>